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settings.xml" manifest:media-type="text/xml"/>
  <manifest:file-entry manifest:full-path="Object 1/manifest.rdf" manifest:media-type="application/rdf+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text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1" svg:font-family="Ubuntu"/>
    <style:font-face style:name="Courier New" svg:font-family="'Courier New'" style:font-family-generic="modern" style:font-pitch="fixed"/>
    <style:font-face style:name="Liberation Mono" svg:font-family="'Liberation Mono', 'Courier New'" style:font-family-generic="modern" style:font-pitch="fixed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 Unicode MS1" svg:font-family="'Arial Unicode MS'" style:font-family-generic="swiss" style:font-pitch="variable"/>
    <style:font-face style:name="Liberation Sans1" svg:font-family="'Liberation Sans', 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1cm" svg:stroke-color="#00ffff" draw:fill="none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textarea-horizontal-align="justify" draw:textarea-vertical-align="middle" draw:auto-grow-height="false" fo:min-height="0.703cm" fo:min-width="1.533cm"/>
    </style:style>
    <style:style style:name="gr3" style:family="graphic" style:parent-style-name="standard">
      <style:graphic-properties draw:textarea-horizontal-align="justify" draw:textarea-vertical-align="middle" draw:auto-grow-height="false" fo:min-height="0.11cm" fo:min-width="0.398cm"/>
    </style:style>
    <style:style style:name="gr4" style:family="graphic" style:parent-style-name="objectwithoutfill">
      <style:graphic-properties draw:stroke="solid" svg:stroke-width="0.051cm" svg:stroke-color="#00ffff" draw:marker-start-width="0.276cm" draw:marker-end-width="0.276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objectwithoutfill">
      <style:graphic-properties svg:stroke-width="0.051cm" svg:stroke-color="#00ffff" draw:marker-start-width="0.276cm" draw:marker-end-width="0.276cm" draw:fill="none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051cm" svg:stroke-color="#b3b3b3" draw:fill="none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svg:stroke-width="0.051cm" svg:stroke-color="#00ffff" draw:fill="none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width="0.051cm" svg:stroke-color="#000000" draw:fill="none" draw:fill-color="#ffffff" fo:min-height="0.798cm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width="0.051cm" svg:stroke-color="#000000" draw:fill="none" draw:fill-color="#ffffff" fo:min-height="0.793cm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width="0.051cm" svg:stroke-color="#000000" draw:fill="none" draw:fill-color="#ffffff" fo:min-height="0.906cm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width="0.051cm" svg:stroke-color="#000000" draw:fill="none" draw:fill-color="#ffffff" fo:min-height="0.704cm" fo:padding-top="0.15cm" fo:padding-bottom="0.15cm" fo:padding-left="0.275cm" fo:padding-right="0.275cm"/>
    </style:style>
    <style:style style:name="gr13" style:family="graphic" style:parent-style-name="standard">
      <style:graphic-properties svg:stroke-width="0cm" svg:stroke-color="#00ffff" draw:fill="solid" draw:fill-color="#3465a4" draw:textarea-horizontal-align="justify" draw:textarea-vertical-align="middle" draw:auto-grow-height="false" fo:min-height="0cm" fo:min-width="0cm"/>
    </style:style>
    <style:style style:name="gr14" style:family="graphic" style:parent-style-name="standard">
      <style:graphic-properties svg:stroke-width="0cm" svg:stroke-color="#cccccc" draw:fill="solid" draw:fill-color="#3465a4" draw:textarea-horizontal-align="justify" draw:textarea-vertical-align="middle" draw:auto-grow-height="false" fo:min-height="0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27cm" fo:min-width="17.282cm"/>
    </style:style>
    <style:style style:name="gr16" style:family="graphic" style:parent-style-name="standard">
      <style:graphic-properties draw:stroke="none" svg:stroke-color="#000000" draw:fill="none" draw:fill-color="#ffffff" fo:min-height="0.564cm"/>
    </style:style>
    <style:style style:name="gr17" style:family="graphic" style:parent-style-name="Object_20_with_20_no_20_fill_20_and_20_no_20_line">
      <style:graphic-properties draw:textarea-vertical-align="middle" draw:ole-draw-aspect="1"/>
    </style:style>
    <style:style style:name="P1" style:family="paragraph">
      <style:paragraph-properties fo:text-align="center"/>
    </style:style>
    <style:style style:name="P2" style:family="paragraph">
      <style:text-properties style:font-name="Ubuntu1" fo:font-size="12pt" style:font-size-asian="12pt" style:font-size-complex="12pt"/>
    </style:style>
    <style:style style:name="P3" style:family="paragraph">
      <style:text-properties style:font-name="Ubuntu" fo:font-size="12pt"/>
    </style:style>
    <style:style style:name="P4" style:family="paragraph">
      <style:paragraph-properties fo:text-align="end"/>
    </style:style>
    <style:style style:name="P5" style:family="paragraph">
      <style:paragraph-properties fo:text-align="end"/>
      <style:text-properties style:font-name="Ubuntu" fo:font-size="12pt" style:font-size-asian="12pt" style:font-size-complex="12pt"/>
    </style:style>
    <style:style style:name="P6" style:family="paragraph">
      <style:paragraph-properties fo:text-align="center"/>
      <style:text-properties style:font-name="Ubuntu1" fo:font-size="12pt" style:font-size-asian="12pt" style:font-size-complex="12pt"/>
    </style:style>
    <style:style style:name="T1" style:family="text">
      <style:text-properties style:font-name="Ubuntu1" fo:font-size="12pt" style:font-size-asian="12pt" style:font-size-complex="12pt"/>
    </style:style>
    <style:style style:name="T2" style:family="text">
      <style:text-properties style:font-name="Ubuntu" fo:font-size="12pt"/>
    </style:style>
    <style:style style:name="T3" style:family="text">
      <style:text-properties style:font-name="Ubuntu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controls" svg:x1="9.519cm" svg:y1="7.062cm" svg:x2="9.519cm" svg:y2="5.91cm">
          <text:p/>
        </draw:line>
        <draw:line draw:style-name="gr1" draw:text-style-name="P1" draw:layer="controls" svg:x1="10.327cm" svg:y1="7.134cm" svg:x2="10.327cm" svg:y2="5.909cm">
          <text:p/>
        </draw:line>
        <draw:custom-shape draw:style-name="gr2" draw:text-style-name="P1" draw:layer="controls" svg:width="2.032cm" svg:height="1.524cm" svg:x="8.931cm" svg:y="4.814cm">
          <text:p/>
          <draw:enhanced-geometry svg:viewBox="0 0 88 21600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1" draw:layer="controls" svg:width="1.27cm" svg:height="0.508cm" svg:x="9.312cm" svg:y="4.9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xml:id="id1" draw:id="id1" draw:layer="controls" svg:x1="9.387cm" svg:y1="7.971cm" svg:x2="9.394cm" svg:y2="5.521cm">
          <text:p/>
        </draw:line>
        <draw:connector draw:style-name="gr5" draw:text-style-name="P1" draw:layer="controls" svg:x1="9.39cm" svg:y1="5.521cm" svg:x2="9.39cm" svg:y2="5.521cm" draw:start-shape="id1" draw:start-glue-point="0" draw:end-shape="id1" draw:end-glue-point="0" svg:d="M9390 5521z" svg:viewBox="0 0 1 1">
          <text:p/>
        </draw:connector>
        <draw:line draw:style-name="gr6" draw:text-style-name="P1" draw:layer="controls" svg:x1="9.366cm" svg:y1="5.53cm" svg:x2="9.493cm" svg:y2="5.403cm">
          <text:p/>
        </draw:line>
        <draw:line draw:style-name="gr6" draw:text-style-name="P1" draw:layer="controls" svg:x1="9.64cm" svg:y1="5.577cm" svg:x2="9.693cm" svg:y2="5.449cm">
          <text:p/>
        </draw:line>
        <draw:line draw:style-name="gr6" draw:text-style-name="P1" draw:layer="controls" svg:x1="9.92cm" svg:y1="5.576cm" svg:x2="9.92cm" svg:y2="5.449cm">
          <text:p/>
        </draw:line>
        <draw:line draw:style-name="gr6" draw:text-style-name="P1" draw:layer="controls" svg:x1="10.181cm" svg:y1="5.573cm" svg:x2="10.154cm" svg:y2="5.449cm">
          <text:p/>
        </draw:line>
        <draw:line draw:style-name="gr4" draw:text-style-name="P1" draw:layer="controls" svg:x1="10.475cm" svg:y1="7.948cm" svg:x2="10.455cm" svg:y2="5.549cm">
          <text:p/>
        </draw:line>
        <draw:line draw:style-name="gr6" draw:text-style-name="P1" draw:layer="controls" svg:x1="10.469cm" svg:y1="5.532cm" svg:x2="10.388cm" svg:y2="5.406cm">
          <text:p/>
        </draw:line>
        <draw:line draw:style-name="gr6" draw:text-style-name="P1" draw:layer="controls" svg:x1="9.637cm" svg:y1="5.583cm" svg:x2="9.637cm" svg:y2="6.317cm">
          <text:p/>
        </draw:line>
        <draw:line draw:style-name="gr6" draw:text-style-name="P1" draw:layer="controls" svg:x1="9.918cm" svg:y1="5.583cm" svg:x2="9.918cm" svg:y2="6.317cm">
          <text:p/>
        </draw:line>
        <draw:line draw:style-name="gr6" draw:text-style-name="P1" draw:layer="controls" svg:x1="10.172cm" svg:y1="5.583cm" svg:x2="10.172cm" svg:y2="6.317cm">
          <text:p/>
        </draw:line>
        <draw:line draw:style-name="gr1" draw:text-style-name="P1" draw:layer="controls" svg:x1="9.646cm" svg:y1="4.831cm" svg:x2="9.682cm" svg:y2="4.948cm">
          <text:p/>
        </draw:line>
        <draw:line draw:style-name="gr1" draw:text-style-name="P1" draw:layer="controls" svg:x1="9.691cm" svg:y1="4.948cm" svg:x2="9.691cm" svg:y2="5.402cm">
          <text:p/>
        </draw:line>
        <draw:line draw:style-name="gr1" draw:text-style-name="P1" draw:layer="controls" svg:x1="10.326cm" svg:y1="4.831cm" svg:x2="10.263cm" svg:y2="4.939cm">
          <text:p/>
        </draw:line>
        <draw:line draw:style-name="gr1" draw:text-style-name="P1" draw:layer="controls" svg:x1="10.254cm" svg:y1="4.967cm" svg:x2="10.245cm" svg:y2="5.393cm">
          <text:p/>
        </draw:line>
        <draw:line draw:style-name="gr1" draw:text-style-name="P1" draw:layer="controls" svg:x1="9.882cm" svg:y1="5.438cm" svg:x2="9.882cm" svg:y2="4.967cm">
          <text:p/>
        </draw:line>
        <draw:line draw:style-name="gr1" draw:text-style-name="P1" draw:layer="controls" svg:x1="10.081cm" svg:y1="5.438cm" svg:x2="10.081cm" svg:y2="4.939cm">
          <text:p/>
        </draw:line>
        <draw:line draw:style-name="gr1" draw:text-style-name="P1" draw:layer="controls" svg:x1="10.118cm" svg:y1="4.831cm" svg:x2="10.091cm" svg:y2="4.921cm">
          <text:p/>
        </draw:line>
        <draw:line draw:style-name="gr1" draw:text-style-name="P1" draw:layer="controls" svg:x1="9.836cm" svg:y1="4.812cm" svg:x2="9.882cm" svg:y2="4.976cm">
          <text:p/>
        </draw:line>
        <draw:line draw:style-name="gr1" draw:text-style-name="P1" draw:layer="controls" svg:x1="9.437cm" svg:y1="4.867cm" svg:x2="9.51cm" svg:y2="5.012cm">
          <text:p/>
        </draw:line>
        <draw:line draw:style-name="gr1" draw:text-style-name="P1" draw:layer="controls" svg:x1="9.583cm" svg:y1="5.384cm" svg:x2="9.537cm" svg:y2="5.003cm">
          <text:p/>
        </draw:line>
        <draw:line draw:style-name="gr7" draw:text-style-name="P1" draw:layer="controls" svg:x1="9.637cm" svg:y1="5.384cm" svg:x2="9.555cm" svg:y2="4.15cm">
          <text:p/>
        </draw:line>
        <draw:line draw:style-name="gr7" draw:text-style-name="P1" draw:layer="controls" svg:x1="10.335cm" svg:y1="5.384cm" svg:x2="10.566cm" svg:y2="3.469cm">
          <text:p/>
        </draw:line>
        <draw:line draw:style-name="gr7" draw:text-style-name="P1" draw:layer="controls" svg:x1="9.8cm" svg:y1="5.429cm" svg:x2="9.782cm" svg:y2="4.921cm">
          <text:p/>
        </draw:line>
        <draw:line draw:style-name="gr7" draw:text-style-name="P1" draw:layer="controls" svg:x1="10.009cm" svg:y1="5.438cm" svg:x2="9.982cm" svg:y2="4.912cm">
          <text:p/>
        </draw:line>
        <draw:line draw:style-name="gr7" draw:text-style-name="P1" draw:layer="controls" svg:x1="10.172cm" svg:y1="5.42cm" svg:x2="10.181cm" svg:y2="4.93cm">
          <text:p/>
        </draw:line>
        <draw:line draw:style-name="gr7" draw:text-style-name="P1" draw:layer="controls" svg:x1="10.218cm" svg:y1="4.83cm" svg:x2="10.172cm" svg:y2="4.939cm">
          <text:p/>
        </draw:line>
        <draw:line draw:style-name="gr7" draw:text-style-name="P1" draw:layer="controls" svg:x1="9.973cm" svg:y1="4.803cm" svg:x2="9.982cm" svg:y2="4.894cm">
          <text:p/>
        </draw:line>
        <draw:line draw:style-name="gr7" draw:text-style-name="P1" draw:layer="controls" svg:x1="9.728cm" svg:y1="4.803cm" svg:x2="9.773cm" svg:y2="4.966cm">
          <text:p/>
        </draw:line>
        <draw:line draw:style-name="gr7" draw:text-style-name="P1" draw:layer="controls" svg:x1="10.317cm" svg:y1="6.336cm" svg:x2="10.218cm" svg:y2="4.077cm">
          <text:p/>
        </draw:line>
        <draw:line draw:style-name="gr7" draw:text-style-name="P1" draw:layer="controls" svg:x1="9.292cm" svg:y1="6.273cm" svg:x2="9.205cm" svg:y2="3.48cm">
          <text:p/>
        </draw:line>
        <draw:line draw:style-name="gr7" draw:text-style-name="P1" draw:layer="controls" svg:x1="9.8cm" svg:y1="6.354cm" svg:x2="9.791cm" svg:y2="5.556cm">
          <text:p/>
        </draw:line>
        <draw:line draw:style-name="gr7" draw:text-style-name="P1" draw:layer="controls" svg:x1="10.045cm" svg:y1="6.354cm" svg:x2="10.054cm" svg:y2="5.565cm">
          <text:p/>
        </draw:line>
        <draw:line draw:style-name="gr7" draw:text-style-name="P1" draw:layer="controls" svg:x1="9.782cm" svg:y1="5.565cm" svg:x2="9.809cm" svg:y2="5.456cm">
          <text:p/>
        </draw:line>
        <draw:line draw:style-name="gr7" draw:text-style-name="P1" draw:layer="controls" svg:x1="10.045cm" svg:y1="5.574cm" svg:x2="10.063cm" svg:y2="5.465cm">
          <text:p/>
        </draw:line>
        <draw:line draw:style-name="gr7" draw:text-style-name="P1" draw:layer="controls" svg:x1="9.537cm" svg:y1="6.318cm" svg:x2="9.528cm" svg:y2="5.511cm">
          <text:p/>
        </draw:line>
        <draw:line draw:style-name="gr7" draw:text-style-name="P1" draw:layer="controls" svg:x1="9.592cm" svg:y1="5.42cm" svg:x2="9.546cm" svg:y2="5.511cm">
          <text:p/>
        </draw:line>
        <draw:line draw:style-name="gr7" draw:text-style-name="P1" draw:layer="controls" svg:x1="9.25cm" svg:y1="4.149cm" svg:x2="9.591cm" svg:y2="4.149cm">
          <text:p/>
        </draw:line>
        <draw:line draw:style-name="gr7" draw:text-style-name="P1" draw:layer="controls" svg:x1="10.226cm" svg:y1="4.081cm" svg:x2="10.498cm" svg:y2="4.104cm">
          <text:p/>
        </draw:line>
        <draw:line draw:style-name="gr1" draw:text-style-name="P1" draw:layer="controls" svg:x1="9.409cm" svg:y1="7.302cm" svg:x2="10.362cm" svg:y2="7.098cm">
          <text:p/>
        </draw:line>
        <draw:line draw:style-name="gr1" draw:text-style-name="P1" draw:layer="controls" svg:x1="10.214cm" svg:y1="7.256cm" svg:x2="10.498cm" svg:y2="7.347cm">
          <text:p/>
        </draw:line>
        <draw:line draw:style-name="gr1" draw:text-style-name="P1" draw:layer="controls" svg:x1="9.557cm" svg:y1="7.02cm" svg:x2="9.817cm" svg:y2="7.098cm">
          <text:p/>
        </draw:line>
        <draw:custom-shape draw:style-name="gr8" draw:text-style-name="P1" draw:layer="controls" svg:width="0.428cm" svg:height="0.269cm" draw:transform="rotate (-0.321489648217356) translate (9.871cm 6.976cm)">
          <text:p/>
          <draw:enhanced-geometry svg:viewBox="0 0 21600 21600" draw:type="block-arc" draw:modifiers="178.836137498336 108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frame draw:style-name="gr9" draw:text-style-name="P2" draw:layer="controls" svg:width="1.753cm" svg:height="1.098cm" svg:x="7.306cm" svg:y="3.503cm">
          <draw:text-box>
            <text:p text:style-name="P2"><text:span text:style-name="T1">F4a</text:span></text:p>
          </draw:text-box>
        </draw:frame>
        <draw:frame draw:style-name="gr10" draw:text-style-name="P2" draw:layer="controls" svg:width="1.958cm" svg:height="1.093cm" svg:x="10.797cm" svg:y="3.327cm">
          <draw:text-box>
            <text:p text:style-name="P2"><text:span text:style-name="T1">F4b</text:span></text:p>
          </draw:text-box>
        </draw:frame>
        <draw:frame draw:style-name="gr11" draw:text-style-name="P2" draw:layer="controls" svg:width="1.875cm" svg:height="1.206cm" svg:x="7.306cm" svg:y="7.719cm">
          <draw:text-box>
            <text:p text:style-name="P2"><text:span text:style-name="T1">F4c</text:span></text:p>
          </draw:text-box>
        </draw:frame>
        <draw:frame draw:style-name="gr12" draw:text-style-name="P2" draw:layer="controls" svg:width="2.375cm" svg:height="1.004cm" svg:x="10.797cm" svg:y="7.749cm">
          <draw:text-box>
            <text:p text:style-name="P2"><text:span text:style-name="T1">F4d</text:span></text:p>
          </draw:text-box>
        </draw:frame>
        <draw:custom-shape draw:style-name="gr13" draw:text-style-name="P1" draw:layer="controls" svg:width="0.232cm" svg:height="0.232cm" svg:x="9.279cm" svg:y="7.9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controls" svg:width="0.232cm" svg:height="0.232cm" svg:x="10.359cm" svg:y="7.8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controls" svg:width="0.232cm" svg:height="0.232cm" svg:x="9.081cm" svg:y="3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controls" svg:width="0.232cm" svg:height="0.232cm" svg:x="10.443cm" svg:y="3.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3" draw:layer="layout" svg:width="17.782cm" svg:height="1.377cm" svg:x="1.095cm" svg:y="1.273cm">
          <draw:text-box>
            <text:p><text:span text:style-name="T2">Figure 4. 4:1 Current Balun, version 1</text:span></text:p>
            <text:p><text:span text:style-name="T2">Shows a diagram of a balun <text:s/>assembly.</text:span></text:p>
          </draw:text-box>
        </draw:frame>
        <draw:frame draw:style-name="gr16" draw:text-style-name="P5" draw:layer="layout" svg:width="5.842cm" svg:height="0.814cm" svg:x="14.589cm" svg:y="1cm">
          <draw:text-box>
            <text:p text:style-name="P4"><text:span text:style-name="T3">Rev.2015-07-15</text:span></text:p>
          </draw:text-box>
        </draw:frame>
        <draw:frame draw:style-name="gr17" draw:text-style-name="P6" draw:layer="layout" svg:width="10.485cm" svg:height="1.811cm" svg:x="5.074cm" svg:y="9.159cm">
          <text:p text:style-name="P2"><text:span text:style-name="T1">f4a. Connects to Antenna conductor</text:span></text:p>
          <text:p text:style-name="P2"><text:span text:style-name="T1">f4b. Connects to Antenna and Receiver ground</text:span></text:p>
          <text:p text:style-name="P2"><text:span text:style-name="T1">f4c. Connects to Receiver conductor</text:span></text:p>
          <text:p text:style-name="P2"><text:span text:style-name="T1">f4d. Not connected externally.</text:span></text:p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1" svg:font-family="Ubuntu"/>
    <style:font-face style:name="Courier New" svg:font-family="'Courier New'" style:font-family-generic="modern" style:font-pitch="fixed"/>
    <style:font-face style:name="Liberation Mono" svg:font-family="'Liberation Mono', 'Courier New'" style:font-family-generic="modern" style:font-pitch="fixed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 Unicode MS1" svg:font-family="'Arial Unicode MS'" style:font-family-generic="swiss" style:font-pitch="variable"/>
    <style:font-face style:name="Liberation Sans1" svg:font-family="'Liberation Sans', 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Arial Unicode MS1" style:font-family-asian="'Arial Unicode MS'" style:font-family-generic-asian="swiss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20%" style:text-autospace="none"/>
    </style:style>
    <style:style style:name="Text_20_Body" style:display-name="Text Body" style:family="graphic">
      <style:paragraph-properties fo:margin-top="0cm" fo:margin-bottom="0.436cm" fo:line-height="120%" style:text-autospace="none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20T23:30:54.552356000</meta:creation-date>
    <dc:date>2015-07-15T15:05:15.639721000</dc:date>
    <meta:editing-duration>PT13H53M8S</meta:editing-duration>
    <meta:editing-cycles>14</meta:editing-cycles>
    <meta:generator>LibreOffice/4.3.4.1$MacOSX_x86 LibreOffice_project/bc356b2f991740509f321d70e4512a6a54c5f243</meta:generator>
    <meta:document-statistic meta:object-count="5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c1cde" officeooo:paragraph-rsid="001c1cde"/>
    </style:style>
    <style:style style:name="P2" style:family="paragraph" style:parent-style-name="Preformatted_20_Text">
      <style:text-properties officeooo:rsid="001c1cde" officeooo:paragraph-rsid="001c1cd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6a. Connects to Antenna conductor</text:p>
      <text:p text:style-name="P2"><text:s text:c="6"/>f6b. Connects to Antenna and Receiver ground</text:p>
      <text:p text:style-name="P2"><text:s text:c="6"/>f6c. Connects to Receiver conductor</text:p>
      <text:p text:style-name="P2"><text:s text:c="6"/>f6d. Not connected externally.</text:p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